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size="14pt"/>
    </style:style>
    <style:style style:name="T4" style:family="text">
      <style:text-properties style:font-name="Verdana1" fo:font-size="14pt" style:text-underline-style="solid" style:text-underline-width="auto" style:text-underline-color="font-color" fo:font-weight="bold"/>
    </style:style>
    <style:style style:name="T5" style:family="text">
      <style:text-properties style:font-name="Verdana1" fo:font-size="14pt" fo:font-weight="bold"/>
    </style:style>
    <style:style style:name="T6" style:family="text">
      <style:text-properties fo:color="#800080" style:font-name="Verdana1"/>
    </style:style>
    <style:style style:name="T7" style:family="text">
      <style:text-properties fo:color="#0000ff" style:font-name="Verdana1" fo:font-size="14pt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ntil Chili </text:p>
      <text:p text:style-name="Standard"/>
      <text:p text:style-name="Standard">3 ½ cups lentils</text:p>
      <text:p text:style-name="Standard">8 cups water</text:p>
      <text:p text:style-name="Standard">1 T salt</text:p>
      <text:p text:style-name="Standard">1 lb hamburger</text:p>
      <text:p text:style-name="Standard">1 medium onion, chopped </text:p>
      <text:p text:style-name="Standard">1 jalapeno pepper, chopped, optional</text:p>
      <text:p text:style-name="Standard">4 t chili powder</text:p>
      <text:p text:style-name="Standard">1 t cumin</text:p>
      <text:p text:style-name="Standard">1 can Rotel tomatoes</text:p>
      <text:p text:style-name="Standard"/>
      <text:p text:style-name="Standard">Combine lentils, water and salt and bring to a boil. Reduce heat and let simmer 45 to 50 minutes or until lentils are soft. </text:p>
      <text:p text:style-name="Standard"/>
      <text:p text:style-name="Standard">While lentils are cooking fry hamburger, onion and jalapeno pepper (if using) until hamburger is no longer pink and vegetable are tender. </text:p>
      <text:p text:style-name="Standard"/>
      <text:p text:style-name="Standard">When lentils have finished cooking add hamburger onion mixture and remaining ingredients. Serve with tortilla chips or cornbread a nice tossed green salad for a yummy dinner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6:27:05.07</dc:date>
    <dc:creator>Crystal Miller</dc:creator>
    <meta:editing-duration>PT11H37M2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3" meta:word-count="108" meta:character-count="605"/>
  </office:meta>
</office:document-meta>
</file>